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-width="0.276cm" draw:marker-end-width="0.276cm" draw:fill="solid" draw:fill-color="#ff808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6cm" fo:min-width="2.309cm"/>
    </style:style>
    <style:style style:name="gr3" style:family="graphic" style:parent-style-name="standard">
      <style:graphic-properties draw:marker-start-width="0.276cm" draw:marker-end-width="0.276cm"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marker-start-width="0.276cm" draw:marker-end-width="0.276cm"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2.01cm" svg:height="1.813cm" svg:x="7.78cm" svg:y="2.897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" draw:text-style-name="P2" draw:layer="layout" svg:width="1.553cm" svg:height="0.725cm" svg:x="8.037cm" svg:y="3.64cm">
            <draw:text-box>
              <text:p><text:span text:style-name="T1">clone</text:span></text:p>
            </draw:text-box>
          </draw:frame>
        </draw:g>
        <draw:g xml:id="id2" draw:id="id2">
          <draw:custom-shape draw:style-name="gr3" draw:text-style-name="P1" draw:layer="layout" svg:width="2.01cm" svg:height="1.813cm" svg:x="3.435cm" svg:y="2.90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" draw:text-style-name="P2" draw:layer="layout" svg:width="1.553cm" svg:height="0.725cm" svg:x="3.692cm" svg:y="3.648cm">
            <draw:text-box>
              <text:p><text:span text:style-name="T1">origin</text:span></text:p>
            </draw:text-box>
          </draw:frame>
        </draw:g>
        <draw:g xml:id="id3" draw:id="id3">
          <draw:custom-shape draw:style-name="gr4" draw:text-style-name="P1" draw:layer="layout" svg:width="2.01cm" svg:height="1.813cm" svg:x="11.78cm" svg:y="2.898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" draw:text-style-name="P2" draw:layer="layout" svg:width="2.54cm" svg:height="1.199cm" svg:x="11.795cm" svg:y="3.341cm">
            <draw:text-box>
              <text:p><text:span text:style-name="T1">Clone of clone</text:span></text:p>
            </draw:text-box>
          </draw:frame>
        </draw:g>
        <draw:connector draw:style-name="gr5" draw:text-style-name="P1" draw:layer="layout" draw:type="curve" svg:x1="8.785cm" svg:y1="2.897cm" svg:x2="4.44cm" svg:y2="2.905cm" draw:start-shape="id1" draw:start-glue-point="0" draw:end-shape="id2" draw:end-glue-point="0" svg:d="m8785 2897c0-753-4345-757-4345 8">
          <text:p/>
        </draw:connector>
        <draw:connector draw:style-name="gr5" draw:text-style-name="P1" draw:layer="layout" draw:type="curve" svg:x1="13.057cm" svg:y1="2.898cm" svg:x2="8.785cm" svg:y2="2.897cm" draw:start-shape="id3" draw:start-glue-point="0" draw:end-shape="id1" draw:end-glue-point="0" svg:d="m13057 2898c0-754-4272-754-4272-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08cm" fo:margin-bottom="15.224cm" fo:margin-left="2.108cm" fo:margin-right="11.99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5:14:53</meta:creation-date>
    <dc:date>2012-02-07T15:21:53</dc:date>
    <dc:creator>vallea </dc:creator>
    <meta:editing-duration>PT7M</meta:editing-duration>
    <meta:editing-cycles>4</meta:editing-cycles>
    <meta:generator>LibreOffice/3.3$Linux LibreOffice_project/330m19$Build-301</meta:generator>
    <meta:document-statistic meta:object-count="11"/>
  </office:meta>
</office:document-meta>
</file>